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57209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>
      <style:paragraph-properties style:writing-mode="lr-tb"/>
    </style:style>
    <style:style style:name="P16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officeooo:rsid="00157cb9"/>
    </style:style>
    <style:style style:name="T17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299974331024" text:id="ct140299974331024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299974331312" text:id="ct14029997433131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299974331520" text:id="ct14029997433152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299974331728" text:id="ct14029997433172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299974332528" text:id="ct14029997433252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299936956240" text:id="ct140299936956240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40299974331024"/><text:change-start text:change-id="ct140299974331312"/>Adopt<text:change-end text:change-id="ct140299974331312"/>ed<text:change-start text:change-id="ct140299974331520"/> as a <text:change-end text:change-id="ct140299974331520"/>NMRA <text:change-start text:change-id="ct140299974331728"/>Standard<text:change-end text:change-id="ct140299974331728"/></text:h>
      </text:section>
      <text:p text:style-name="Standard">The OpenLCB Standard document appended to this cover sheet has been formally adopted as a NMRA Standard by the NMRA Board of Directors on the date shown in the <text:span text:style-name="T15">Adopted</text:span> column in the <text:span text:style-name="T14">Version History</text:span> table below.</text:p>
      <text:h text:style-name="Heading_20_1" text:outline-level="1"><text:change text:change-id="ct140299974332528"/><text:change-start text:change-id="ct140299936956240"/>Version History<text:change-end text:change-id="ct140299936956240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 <text:span text:style-name="T16">submitted for public comment</text:span>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57209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3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16:13:06.095282714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1" text:anchor-type="paragraph" svg:x="-0.078in" svg:y="0.3075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TCP Physical Layer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S-</text:span><text:span text:style-name="MT11">9.7.1.2</text:span><text:span text:style-name="MT12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8</meta:editing-cycles>
    <meta:editing-duration>PT18H57M29S</meta:editing-duration>
    <meta:generator>LibreOffice/4.4.0.3$MacOSX_X86_64 LibreOffice_project/de093506bcdc5fafd9023ee680b8c60e3e0645d7</meta:generator>
    <dc:date>2016-02-08T16:13:05.920657000</dc:date>
    <meta:printed-by>Bob Jacobsen</meta:printed-by>
    <meta:print-date>2010-09-15T08:46:04</meta:print-date>
    <meta:document-statistic meta:table-count="2" meta:image-count="1" meta:object-count="0" meta:page-count="1" meta:paragraph-count="14" meta:word-count="80" meta:character-count="480" meta:non-whitespace-character-count="407"/>
  </office:meta>
</office:document-meta>
</file>